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4a12" officeooo:paragraph-rsid="000c4a12"/>
    </style:style>
    <style:style style:name="P2" style:family="paragraph" style:parent-style-name="Standard">
      <style:text-properties officeooo:rsid="000eb821" officeooo:paragraph-rsid="000eb821"/>
    </style:style>
    <style:style style:name="T1" style:family="text">
      <style:text-properties style:use-window-font-color="true" loext:opacity="0%" style:font-name="Lucida Console" fo:font-size="9pt" style:font-size-asian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em.out.println(“Hola”);</text:p>
      <text:p text:style-name="P2">hola </text:p>
      <text:p text:style-name="P2">uvuvwevwevwe onyetenyevwe ugwemuhwem osa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0T13:07:35.836000000</dc:date>
    <meta:editing-duration>PT8M4S</meta:editing-duration>
    <meta:editing-cycles>4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3" meta:word-count="6" meta:character-count="73" meta:non-whitespace-character-count="69"/>
  </office:meta>
</office:document-meta>
</file>